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byssinica SIL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color="#000000" loext:opacity="100%" style:font-name="Abyssinica SIL"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color="#000000" loext:opacity="100%" style:font-name="Abyssinica SIL" fo:font-size="15pt" fo:font-weight="bold" officeooo:paragraph-rsid="000e1d78" style:font-size-asian="15pt" style:font-weight-asian="bold" style:font-size-complex="15pt" style:font-weight-complex="bold"/>
    </style:style>
    <style:style style:name="P4" style:family="paragraph" style:parent-style-name="Standard">
      <style:text-properties fo:color="#000000" loext:opacity="100%" style:font-name="Abyssinica SIL" fo:font-size="15pt" fo:font-weight="bold" officeooo:paragraph-rsid="000ff2ea" style:font-size-asian="15pt" style:font-weight-asian="bold" style:font-size-complex="15pt" style:font-weight-complex="bold"/>
    </style:style>
    <style:style style:name="P5" style:family="paragraph" style:parent-style-name="Standard">
      <style:text-properties fo:color="#000000" loext:opacity="100%" style:font-name="Abyssinica SIL" fo:font-size="15pt" fo:font-weight="bold" officeooo:paragraph-rsid="00107e9b" style:font-size-asian="15pt" style:font-weight-asian="bold" style:font-size-complex="15pt" style:font-weight-complex="bold"/>
    </style:style>
    <style:style style:name="P6" style:family="paragraph" style:parent-style-name="Standard">
      <style:text-properties fo:color="#000000" loext:opacity="100%" style:font-name="Abyssinica SIL" fo:font-size="15pt" fo:font-weight="bold" officeooo:paragraph-rsid="00127ce3" style:font-size-asian="15pt" style:font-weight-asian="bold" style:font-size-complex="15pt" style:font-weight-complex="bold"/>
    </style:style>
    <style:style style:name="P7" style:family="paragraph" style:parent-style-name="Standard">
      <style:text-properties fo:color="#c9211e" loext:opacity="100%" style:font-name="Abyssinica SIL" fo:font-size="15pt" fo:font-weight="bold" officeooo:rsid="000c6ead" style:font-size-asian="15pt" style:font-weight-asian="bold" style:font-size-complex="15pt" style:font-weight-complex="bold"/>
    </style:style>
    <style:style style:name="P8" style:family="paragraph" style:parent-style-name="Standard">
      <style:text-properties fo:color="#c9211e" loext:opacity="100%" style:font-name="Abyssinica SIL" fo:font-size="15pt" fo:font-weight="bold" officeooo:rsid="000e1d78" style:font-size-asian="15pt" style:font-weight-asian="bold" style:font-size-complex="15pt" style:font-weight-complex="bold"/>
    </style:style>
    <style:style style:name="P9" style:family="paragraph" style:parent-style-name="Standard">
      <style:text-properties fo:color="#c9211e" loext:opacity="100%" style:font-name="Abyssinica SIL" fo:font-size="15pt" fo:font-weight="bold" officeooo:rsid="000e1d78" officeooo:paragraph-rsid="000e1d78" style:font-size-asian="15pt" style:font-weight-asian="bold" style:font-size-complex="15pt" style:font-weight-complex="bold"/>
    </style:style>
    <style:style style:name="P10" style:family="paragraph" style:parent-style-name="Standard">
      <style:text-properties fo:color="#c9211e" loext:opacity="100%" style:font-name="Abyssinica SIL" fo:font-size="15pt" fo:font-weight="bold" officeooo:rsid="000e4cdd" officeooo:paragraph-rsid="000e1d78" style:font-size-asian="15pt" style:font-weight-asian="bold" style:font-size-complex="15pt" style:font-weight-complex="bold"/>
    </style:style>
    <style:style style:name="P11" style:family="paragraph" style:parent-style-name="Standard">
      <style:text-properties fo:color="#c9211e" loext:opacity="100%" style:font-name="Abyssinica SIL" fo:font-size="15pt" fo:font-weight="bold" officeooo:rsid="000e4cdd" officeooo:paragraph-rsid="00127ce3" style:font-size-asian="15pt" style:font-weight-asian="bold" style:font-size-complex="15pt" style:font-weight-complex="bold"/>
    </style:style>
    <style:style style:name="P12" style:family="paragraph" style:parent-style-name="Standard">
      <style:text-properties fo:color="#c9211e" loext:opacity="100%" style:font-name="Abyssinica SIL" fo:font-size="15pt" fo:font-weight="bold" officeooo:paragraph-rsid="00127ce3" style:font-size-asian="15pt" style:font-weight-asian="bold" style:font-size-complex="15pt" style:font-weight-complex="bold"/>
    </style:style>
    <style:style style:name="P13" style:family="paragraph" style:parent-style-name="Standard">
      <style:text-properties fo:color="#000000" loext:opacity="100%" style:font-name="Abyssinica SIL" fo:font-size="15pt" fo:font-weight="bold" officeooo:rsid="000c6ead" style:font-size-asian="15pt" style:font-weight-asian="bold" style:font-size-complex="15pt" style:font-weight-complex="bold"/>
    </style:style>
    <style:style style:name="P14" style:family="paragraph" style:parent-style-name="Standard">
      <style:text-properties fo:color="#000000" loext:opacity="100%" style:font-name="Abyssinica SIL" fo:font-size="15pt" fo:font-weight="bold" officeooo:rsid="000e1d78" style:font-size-asian="15pt" style:font-weight-asian="bold" style:font-size-complex="15pt" style:font-weight-complex="bold"/>
    </style:style>
    <style:style style:name="P15" style:family="paragraph" style:parent-style-name="Standard">
      <style:text-properties fo:color="#000000" loext:opacity="100%" style:font-name="Abyssinica SIL" fo:font-size="15pt" fo:font-weight="bold" officeooo:rsid="000e1d78" officeooo:paragraph-rsid="000e1d78" style:font-size-asian="15pt" style:font-weight-asian="bold" style:font-size-complex="15pt" style:font-weight-complex="bold"/>
    </style:style>
    <style:style style:name="P16" style:family="paragraph" style:parent-style-name="Standard">
      <style:text-properties fo:color="#000000" loext:opacity="100%" style:font-name="Abyssinica SIL" fo:font-size="15pt" fo:font-weight="bold" officeooo:rsid="000e4cdd" officeooo:paragraph-rsid="000e1d78" style:font-size-asian="15pt" style:font-weight-asian="bold" style:font-size-complex="15pt" style:font-weight-complex="bold"/>
    </style:style>
    <style:style style:name="P17" style:family="paragraph" style:parent-style-name="Standard">
      <style:text-properties fo:color="#000000" loext:opacity="100%" style:font-name="Abyssinica SIL" fo:font-size="15pt" fo:font-weight="bold" officeooo:rsid="000e4cdd" officeooo:paragraph-rsid="00127ce3" style:font-size-asian="15pt" style:font-weight-asian="bold" style:font-size-complex="15pt" style:font-weight-complex="bold"/>
    </style:style>
    <style:style style:name="P18" style:family="paragraph" style:parent-style-name="Standard">
      <style:text-properties fo:color="#000000" loext:opacity="100%" style:font-name="Abyssinica SIL" fo:font-size="15pt" fo:font-weight="bold" officeooo:rsid="000e4cdd" officeooo:paragraph-rsid="00171d0a" style:font-size-asian="15pt" style:font-weight-asian="bold" style:font-size-complex="15pt" style:font-weight-complex="bold"/>
    </style:style>
    <style:style style:name="P19" style:family="paragraph" style:parent-style-name="Standard">
      <style:text-properties fo:color="#000000" loext:opacity="100%" style:font-name="Abyssinica SIL" fo:font-size="15pt" fo:font-weight="bold" officeooo:rsid="000e4cdd" officeooo:paragraph-rsid="001918e7" style:font-size-asian="15pt" style:font-weight-asian="bold" style:font-size-complex="15pt" style:font-weight-complex="bold"/>
    </style:style>
    <style:style style:name="P20" style:family="paragraph" style:parent-style-name="Standard">
      <style:text-properties fo:color="#000000" loext:opacity="100%" style:font-name="Abyssinica SIL" fo:font-size="15pt" fo:font-weight="bold" officeooo:paragraph-rsid="00127ce3" style:font-size-asian="15pt" style:font-weight-asian="bold" style:font-size-complex="15pt" style:font-weight-complex="bold"/>
    </style:style>
    <style:style style:name="P21" style:family="paragraph" style:parent-style-name="Standard">
      <style:text-properties fo:color="#000000" loext:opacity="100%" style:font-name="Abyssinica SIL" fo:font-size="15pt" fo:font-weight="bold" officeooo:paragraph-rsid="0016e48f" style:font-size-asian="15pt" style:font-weight-asian="bold" style:font-size-complex="15pt" style:font-weight-complex="bold"/>
    </style:style>
    <style:style style:name="P22" style:family="paragraph" style:parent-style-name="Standard">
      <style:text-properties fo:color="#000000" loext:opacity="100%" style:font-name="Abyssinica SIL" fo:font-size="15pt" fo:font-weight="bold" officeooo:paragraph-rsid="00171d0a" style:font-size-asian="15pt" style:font-weight-asian="bold" style:font-size-complex="15pt" style:font-weight-complex="bold"/>
    </style:style>
    <style:style style:name="P23" style:family="paragraph" style:parent-style-name="Standard">
      <style:text-properties fo:color="#000000" loext:opacity="100%" style:font-name="Abyssinica SIL" fo:font-size="15pt" fo:font-weight="bold" officeooo:rsid="00171d0a" officeooo:paragraph-rsid="00171d0a" style:font-size-asian="15pt" style:font-weight-asian="bold" style:font-size-complex="15pt" style:font-weight-complex="bold"/>
    </style:style>
    <style:style style:name="P24" style:family="paragraph" style:parent-style-name="Standard">
      <style:text-properties fo:color="#000000" loext:opacity="100%" style:font-name="Abyssinica SIL" fo:font-size="15pt" fo:font-weight="bold" officeooo:rsid="00171d0a" officeooo:paragraph-rsid="001918e7" style:font-size-asian="15pt" style:font-weight-asian="bold" style:font-size-complex="15pt" style:font-weight-complex="bold"/>
    </style:style>
    <style:style style:name="P25" style:family="paragraph" style:parent-style-name="Standard">
      <style:text-properties fo:color="#bf0041" loext:opacity="100%" style:font-name="Abyssinica SIL" fo:font-size="15pt" fo:font-weight="bold" officeooo:paragraph-rsid="00127ce3" style:font-size-asian="15pt" style:font-weight-asian="bold" style:font-size-complex="15pt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bf0041" loext:opacity="100%" style:font-name="Abyssinica SIL" fo:font-size="15pt" fo:font-style="normal" style:text-underline-style="solid" style:text-underline-width="auto" style:text-underline-color="font-color" fo:font-weight="bold" officeooo:rsid="0015a0c3" officeooo:paragraph-rsid="0015a0c3" style:font-size-asian="15pt" style:font-style-asian="normal" style:font-weight-asian="bold" style:font-size-complex="15pt" style:font-style-complex="normal" style:font-weight-complex="bold"/>
    </style:style>
    <style:style style:name="P27" style:family="paragraph" style:parent-style-name="Standard">
      <style:text-properties style:use-window-font-color="true" loext:opacity="0%" style:font-name="Abyssinica SIL" fo:font-size="15pt" fo:font-weight="bold" officeooo:rsid="000e4cdd" officeooo:paragraph-rsid="00127ce3" style:font-size-asian="15pt" style:font-weight-asian="bold" style:font-size-complex="15pt" style:font-weight-complex="bold"/>
    </style:style>
    <style:style style:name="P28" style:family="paragraph" style:parent-style-name="Standard">
      <style:text-properties style:use-window-font-color="true" loext:opacity="0%" style:font-name="Abyssinica SIL" fo:font-size="15pt" fo:font-weight="bold" officeooo:rsid="000e4cdd" officeooo:paragraph-rsid="001a4d53" style:font-size-asian="15pt" style:font-weight-asian="bold" style:font-size-complex="15pt" style:font-weight-complex="bold"/>
    </style:style>
    <style:style style:name="P29" style:family="paragraph" style:parent-style-name="Standard">
      <style:text-properties style:use-window-font-color="true" loext:opacity="0%" style:font-name="Abyssinica SIL" fo:font-size="15pt" fo:font-weight="bold" officeooo:rsid="000e4cdd" officeooo:paragraph-rsid="001c24e6" style:font-size-asian="15pt" style:font-weight-asian="bold" style:font-size-complex="15pt" style:font-weight-complex="bold"/>
    </style:style>
    <style:style style:name="P30" style:family="paragraph" style:parent-style-name="Standard">
      <style:text-properties style:use-window-font-color="true" loext:opacity="0%" style:font-name="Abyssinica SIL" fo:font-size="15pt" fo:font-weight="bold" officeooo:rsid="000e4cdd" officeooo:paragraph-rsid="001d792d" style:font-size-asian="15pt" style:font-weight-asian="bold" style:font-size-complex="15pt" style:font-weight-complex="bold"/>
    </style:style>
    <style:style style:name="P31" style:family="paragraph" style:parent-style-name="Standard">
      <style:text-properties fo:color="#e16173" loext:opacity="100%" style:font-name="Abyssinica SIL" fo:font-size="15pt" fo:font-weight="bold" officeooo:rsid="001c24e6" officeooo:paragraph-rsid="001c24e6" style:font-size-asian="15pt" style:font-weight-asian="bold" style:font-size-complex="15pt" style:font-weight-complex="bold"/>
    </style:style>
    <style:style style:name="T1" style:family="text">
      <style:text-properties officeooo:rsid="000c6ead"/>
    </style:style>
    <style:style style:name="T2" style:family="text">
      <style:text-properties fo:color="#c9211e" loext:opacity="100%" officeooo:rsid="000c6ead"/>
    </style:style>
    <style:style style:name="T3" style:family="text">
      <style:text-properties fo:color="#c9211e" loext:opacity="100%" officeooo:rsid="000e1d78"/>
    </style:style>
    <style:style style:name="T4" style:family="text">
      <style:text-properties fo:color="#c9211e" loext:opacity="100%" officeooo:rsid="000e4cdd"/>
    </style:style>
    <style:style style:name="T5" style:family="text">
      <style:text-properties fo:color="#c9211e" loext:opacity="100%" officeooo:rsid="000ff2ea"/>
    </style:style>
    <style:style style:name="T6" style:family="text">
      <style:text-properties fo:color="#c9211e" loext:opacity="100%" officeooo:rsid="00107e9b"/>
    </style:style>
    <style:style style:name="T7" style:family="text">
      <style:text-properties fo:color="#c9211e" loext:opacity="100%" officeooo:rsid="00127ce3"/>
    </style:style>
    <style:style style:name="T8" style:family="text">
      <style:text-properties fo:color="#c9211e" loext:opacity="100%" officeooo:rsid="0015a0c3"/>
    </style:style>
    <style:style style:name="T9" style:family="text">
      <style:text-properties fo:color="#c9211e" loext:opacity="100%" officeooo:rsid="001a4d53"/>
    </style:style>
    <style:style style:name="T10" style:family="text">
      <style:text-properties officeooo:rsid="000e1d78"/>
    </style:style>
    <style:style style:name="T11" style:family="text">
      <style:text-properties officeooo:rsid="000e4cdd"/>
    </style:style>
    <style:style style:name="T12" style:family="text">
      <style:text-properties officeooo:rsid="00127ce3"/>
    </style:style>
    <style:style style:name="T13" style:family="text">
      <style:text-properties officeooo:rsid="0015a0c3"/>
    </style:style>
    <style:style style:name="T14" style:family="text">
      <style:text-properties officeooo:rsid="00171d0a"/>
    </style:style>
    <style:style style:name="T15" style:family="text">
      <style:text-properties officeooo:rsid="001918e7"/>
    </style:style>
    <style:style style:name="T16" style:family="text">
      <style:text-properties fo:color="#f10d0c" loext:opacity="100%"/>
    </style:style>
    <style:style style:name="T17" style:family="text">
      <style:text-properties fo:color="#f10d0c" loext:opacity="100%" officeooo:rsid="001c24e6"/>
    </style:style>
    <style:style style:name="T18" style:family="text">
      <style:text-properties fo:color="#f10d0c" loext:opacity="100%" officeooo:rsid="001d792d"/>
    </style:style>
    <style:style style:name="T19" style:family="text">
      <style:text-properties officeooo:rsid="001c24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ort numpy as np</text:p>
      <text:p text:style-name="P1"/>
      <text:p text:style-name="P1">a = np.array([1,2,3])</text:p>
      <text:p text:style-name="P1">print(a)</text:p>
      <text:p text:style-name="P1"/>
      <text:p text:style-name="P1">b = np.array([(1,2,3) , (4,5,6)])</text:p>
      <text:p text:style-name="P1">print(b)</text:p>
      <text:p text:style-name="P1"/>
      <text:p text:style-name="P1">c = np.array([(1,2,3,4,5,6,7,8) , (9,10,11,12,13,14,15,16)])</text:p>
      <text:p text:style-name="P1">print(c)</text:p>
      <text:p text:style-name="P1">print(c[0,4]) <text:s text:c="2"/><text:span text:style-name="T2">(first row fourth element)</text:span></text:p>
      <text:p text:style-name="P7"/>
      <text:p text:style-name="P13">a = np.array([1,2,3,4,5,6,7,8,9,10])</text:p>
      <text:p text:style-name="P2"><text:span text:style-name="T1">print(a[3:7]) <text:s/></text:span><text:span text:style-name="T3">(slicing 3-7 range)</text:span></text:p>
      <text:p text:style-name="P8"/>
      <text:p text:style-name="P14">a = np.array([1,2,3,4,5,6,7,8,9,10])</text:p>
      <text:p text:style-name="P3"><text:span text:style-name="T10">print(a[3:7:2]) </text:span><text:span text:style-name="T3">(slicing 3-7 range 2jump)</text:span></text:p>
      <text:p text:style-name="P9"/>
      <text:p text:style-name="P15">b = np.array([[1,2,3,4],[5,6,7,8]])</text:p>
      <text:p text:style-name="P15">#print(b)</text:p>
      <text:p text:style-name="P3"><text:span text:style-name="T10">print(b[1][2]) </text:span><text:span text:style-name="T4">(row,index)</text:span></text:p>
      <text:p text:style-name="P10"/>
      <text:p text:style-name="P16">b[1,1:5]</text:p>
      <text:p text:style-name="P3"/>
      <text:p text:style-name="P3">arr = np.arange(1,50)</text:p>
      <text:p text:style-name="P4">print(arr) <text:s/><text:span text:style-name="T4">(</text:span><text:span text:style-name="T5">1-50 range print</text:span><text:span text:style-name="T4">)</text:span></text:p>
      <text:p text:style-name="P2"/>
      <text:p text:style-name="P2">arr = np.arange(1,50)</text:p>
      <text:p text:style-name="P5">print(arr[0:50:2]) <text:s/><text:span text:style-name="T4">(</text:span><text:span text:style-name="T5">1-50 range print </text:span><text:span text:style-name="T6">2jump</text:span><text:span text:style-name="T4">)</text:span></text:p>
      <text:p text:style-name="P2"/>
      <text:p text:style-name="P2">arr = np.arange(0,100)</text:p>
      <text:p text:style-name="P6">print(arr[0:99:7]) <text:s/><text:span text:style-name="T12">(</text:span><text:span text:style-name="T5">1-50 range print </text:span><text:span text:style-name="T7">7</text:span><text:span text:style-name="T6">jump</text:span><text:span text:style-name="T4">)</text:span></text:p>
      <text:p text:style-name="P6"><text:span text:style-name="T4"/></text:p>
      <text:p text:style-name="P6"><text:span text:style-name="T4"/></text:p>
      <text:p text:style-name="P6"/>
      <text:p text:style-name="P6"/>
      <text:p text:style-name="P26"><text:soft-page-break/>19/1/24</text:p>
      <text:p text:style-name="P26"/>
      <text:p text:style-name="P26"/>
      <text:p text:style-name="P6"><text:span text:style-name="T11">import numpy as np</text:span></text:p>
      <text:p text:style-name="P6"/>
      <text:p text:style-name="P6"><text:span text:style-name="T11">arr = np.arange(51,60)</text:span></text:p>
      <text:p text:style-name="P6"><text:span text:style-name="T11">print(arr)</text:span></text:p>
      <text:p text:style-name="P6"/>
      <text:p text:style-name="P6"/>
      <text:p text:style-name="P12"><text:span text:style-name="T11">print("Size of array:- ",format(arr.itemsize))</text:span></text:p>
      <text:p text:style-name="P12"/>
      <text:p text:style-name="P25"/>
      <text:p text:style-name="P6"><text:span text:style-name="T11">print("matrix 3d print:- ")</text:span></text:p>
      <text:p text:style-name="P6"><text:span text:style-name="T11">print(arr.reshape(3,3)) <text:s text:c="5"/></text:span><text:span text:style-name="T8">reshape in 3d matrix</text:span></text:p>
      <text:p text:style-name="P6"><text:span text:style-name="T8"/></text:p>
      <text:p text:style-name="P6"><text:span text:style-name="T8"/></text:p>
      <text:p text:style-name="P6"><text:span text:style-name="T13">print("Shape of matrix:- ")</text:span></text:p>
      <text:p text:style-name="P21"><text:span text:style-name="T13">a = arr.shape<text:tab/><text:tab/><text:tab/><text:tab/></text:span><text:span text:style-name="T11"> </text:span><text:span text:style-name="T8">shape in <text:s/>matrix</text:span></text:p>
      <text:p text:style-name="P6"><text:span text:style-name="T13">print(a)</text:span></text:p>
      <text:p text:style-name="P17"/>
      <text:p text:style-name="P17"/>
      <text:p text:style-name="P22"><text:span text:style-name="T11">print("matrix 3d print:- ")</text:span></text:p>
      <text:p text:style-name="P19"><text:span text:style-name="T14">b = </text:span>arr.reshape(3,3)) <text:s/><text:tab/><text:span text:style-name="T8">shape in 3d matrix</text:span></text:p>
      <text:p text:style-name="P18"><text:span text:style-name="T14">print(b)</text:span> </text:p>
      <text:p text:style-name="P24">a = b.shape<text:tab/><text:span text:style-name="T13"><text:tab/></text:span><text:span text:style-name="T11"> </text:span><text:span text:style-name="T8">shape in <text:s/>matrix</text:span></text:p>
      <text:p text:style-name="P23">print(b)</text:p>
      <text:p text:style-name="P11"/>
      <text:p text:style-name="P11"/>
      <text:p text:style-name="P28">arr = np.arange(0,121,5)<text:tab/><text:tab/> <text:span text:style-name="T16">25 elements from 0 divisible by 5</text:span></text:p>
      <text:p text:style-name="P27">print("25 elements from 0 divisible by 5:-",arr)</text:p>
      <text:p text:style-name="P27">b = arr.reshape(5,5)</text:p>
      <text:p text:style-name="P28">print("5*5 matrix:-") <text:s text:c="4"/><text:span text:style-name="T8">reshape in 3d matrix </text:span><text:span text:style-name="T9">5*5</text:span></text:p>
      <text:p text:style-name="P27">print(b)</text:p>
      <text:p text:style-name="P27"/>
      <text:p text:style-name="P27"/>
      <text:p text:style-name="P29"><text:span text:style-name="T19">\</text:span></text:p>
      <text:p text:style-name="P31"><text:soft-page-break/>np.stack(arrayname1,arrayname2) is use to merge arrays</text:p>
      <text:p text:style-name="P31"/>
      <text:p text:style-name="P29">arr = np.arange(1,10)</text:p>
      <text:p text:style-name="P27">print(arr.reshape(3,3))<text:tab/><text:tab/><text:tab/><text:span text:style-name="T17">arr in 3*3 matrix</text:span></text:p>
      <text:p text:style-name="P27">arr1 = np.arange(11,20)</text:p>
      <text:p text:style-name="P29">print(arr1.reshape(3,3))<text:tab/><text:tab/><text:tab/><text:span text:style-name="T17">arr1 in 3*3 matrix</text:span></text:p>
      <text:p text:style-name="P27">a = np.vstack((arr,arr1))<text:tab/><text:tab/><text:tab/><text:span text:style-name="T17">merge array by vstack function</text:span></text:p>
      <text:p text:style-name="P27">print(a)</text:p>
      <text:p text:style-name="P27"/>
      <text:p text:style-name="P27">a1 = np.arange(1,10)</text:p>
      <text:p text:style-name="P30">print(a1.reshape(3,3))<text:tab/><text:span text:style-name="T17">arr1 in 3*3 matrix</text:span></text:p>
      <text:p text:style-name="P27">a2 = np.arange(11,20)</text:p>
      <text:p text:style-name="P30">print(a1.reshape(3,3))<text:tab/><text:span text:style-name="T17">arr</text:span><text:span text:style-name="T18">2</text:span><text:span text:style-name="T17"> in 3*3 matrix</text:span></text:p>
      <text:p text:style-name="P27">a3 = np.arange(21,30)</text:p>
      <text:p text:style-name="P30">print(a1.reshape(3,3))<text:tab/><text:span text:style-name="T17">arr</text:span><text:span text:style-name="T18">3</text:span><text:span text:style-name="T17"> in 3*3 matrix</text:span></text:p>
      <text:p text:style-name="P27">a4 = np.arange(31,40)</text:p>
      <text:p text:style-name="P30">print(a1.reshape(3,3))<text:tab/><text:span text:style-name="T17">arr</text:span><text:span text:style-name="T18">4</text:span><text:span text:style-name="T17"> in 3*3 matrix</text:span></text:p>
      <text:p text:style-name="P30">b=np.hstack((a1,a2,a3,a4))<text:tab/><text:tab/><text:span text:style-name="T17">merge array by </text:span><text:span text:style-name="T18">h</text:span><text:span text:style-name="T17">stack function</text:span></text:p>
      <text:p text:style-name="P30">c=np.vstack((a1,a2,a3,a4))<text:tab/><text:tab/><text:span text:style-name="T17">merge array by vstack function</text:span></text:p>
      <text:p text:style-name="P27">print(b)</text:p>
      <text:p text:style-name="P27">print(c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1T10:33:19.367501439</meta:creation-date>
    <dc:date>2023-12-19T15:01:59.234911356</dc:date>
    <meta:editing-duration>PT1H22M52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3" meta:paragraph-count="62" meta:word-count="228" meta:character-count="1787" meta:non-whitespace-character-count="1585"/>
  </office:meta>
</office:document-meta>
</file>